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3392" calcext:value-type="float">
            <text:p>325.8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4832" calcext:value-type="float">
            <text:p>325.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4832" calcext:value-type="float">
            <text:p>325.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4832" calcext:value-type="float">
            <text:p>325.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3496" calcext:value-type="float">
            <text:p>325.9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788" calcext:value-type="float">
            <text:p>325.9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0448" calcext:value-type="float">
            <text:p>325.9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0448" calcext:value-type="float">
            <text:p>325.9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264" calcext:value-type="float">
            <text:p>325.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6544" calcext:value-type="float">
            <text:p>325.9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4352" calcext:value-type="float">
            <text:p>325.9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4936" calcext:value-type="float">
            <text:p>326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2744" calcext:value-type="float">
            <text:p>325.9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4936" calcext:value-type="float">
            <text:p>326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4936" calcext:value-type="float">
            <text:p>326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4832" calcext:value-type="float">
            <text:p>325.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74" calcext:value-type="float">
            <text:p>325.9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4936" calcext:value-type="float">
            <text:p>326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4936" calcext:value-type="float">
            <text:p>326.0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8256" calcext:value-type="float">
            <text:p>325.8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2744" calcext:value-type="float">
            <text:p>325.9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6544" calcext:value-type="float">
            <text:p>325.9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7296" calcext:value-type="float">
            <text:p>325.8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2264" calcext:value-type="float">
            <text:p>325.9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836" calcext:value-type="float">
            <text:p>325.9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7504" calcext:value-type="float">
            <text:p>325.9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6648" calcext:value-type="float">
            <text:p>325.9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312" calcext:value-type="float">
            <text:p>325.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6544" calcext:value-type="float">
            <text:p>325.9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3496" calcext:value-type="float">
            <text:p>325.9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7504" calcext:value-type="float">
            <text:p>325.9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0928" calcext:value-type="float">
            <text:p>325.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65312" calcext:value-type="float">
            <text:p>325.9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8256" calcext:value-type="float">
            <text:p>325.8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264" calcext:value-type="float">
            <text:p>325.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5584" calcext:value-type="float">
            <text:p>325.8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3872" calcext:value-type="float">
            <text:p>325.8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788" calcext:value-type="float">
            <text:p>325.9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788" calcext:value-type="float">
            <text:p>325.9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5208" calcext:value-type="float">
            <text:p>325.8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692" calcext:value-type="float">
            <text:p>325.8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3872" calcext:value-type="float">
            <text:p>325.8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9488" calcext:value-type="float">
            <text:p>325.8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3392" calcext:value-type="float">
            <text:p>325.8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4352" calcext:value-type="float">
            <text:p>325.9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264" calcext:value-type="float">
            <text:p>325.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168" calcext:value-type="float">
            <text:p>325.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4248" calcext:value-type="float">
            <text:p>325.8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8256" calcext:value-type="float">
            <text:p>325.8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3016" calcext:value-type="float">
            <text:p>325.8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0824" calcext:value-type="float">
            <text:p>325.8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0824" calcext:value-type="float">
            <text:p>325.8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692" calcext:value-type="float">
            <text:p>325.8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0824" calcext:value-type="float">
            <text:p>325.8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74" calcext:value-type="float">
            <text:p>325.9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644" calcext:value-type="float">
            <text:p>325.8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3016" calcext:value-type="float">
            <text:p>325.8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692" calcext:value-type="float">
            <text:p>325.8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644" calcext:value-type="float">
            <text:p>325.8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12" calcext:value-type="float">
            <text:p>325.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49488" calcext:value-type="float">
            <text:p>325.8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7776" calcext:value-type="float">
            <text:p>325.8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7776" calcext:value-type="float">
            <text:p>325.8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168" calcext:value-type="float">
            <text:p>325.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7296" calcext:value-type="float">
            <text:p>325.8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12" calcext:value-type="float">
            <text:p>325.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8632" calcext:value-type="float">
            <text:p>325.8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52536" calcext:value-type="float">
            <text:p>325.8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168" calcext:value-type="float">
            <text:p>325.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0824" calcext:value-type="float">
            <text:p>325.8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3016" calcext:value-type="float">
            <text:p>325.8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9968" calcext:value-type="float">
            <text:p>325.8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4728" calcext:value-type="float">
            <text:p>325.8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3872" calcext:value-type="float">
            <text:p>325.8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8256" calcext:value-type="float">
            <text:p>325.8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264" calcext:value-type="float">
            <text:p>325.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74" calcext:value-type="float">
            <text:p>325.9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4352" calcext:value-type="float">
            <text:p>325.9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5208" calcext:value-type="float">
            <text:p>325.8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3016" calcext:value-type="float">
            <text:p>325.8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0448" calcext:value-type="float">
            <text:p>325.9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74" calcext:value-type="float">
            <text:p>325.9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0824" calcext:value-type="float">
            <text:p>325.8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67776" calcext:value-type="float">
            <text:p>325.8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5208" calcext:value-type="float">
            <text:p>325.8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5208" calcext:value-type="float">
            <text:p>325.8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8736" calcext:value-type="float">
            <text:p>325.9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73872" calcext:value-type="float">
            <text:p>325.8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31784" calcext:value-type="float">
            <text:p>325.9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6544" calcext:value-type="float">
            <text:p>325.9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9112" calcext:value-type="float">
            <text:p>325.8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01304" calcext:value-type="float">
            <text:p>325.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86064" calcext:value-type="float">
            <text:p>325.8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6544" calcext:value-type="float">
            <text:p>325.9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7024" calcext:value-type="float">
            <text:p>325.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25688" calcext:value-type="float">
            <text:p>325.9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0448" calcext:value-type="float">
            <text:p>325.9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0448" calcext:value-type="float">
            <text:p>325.9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43976" calcext:value-type="float">
            <text:p>325.9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30364" calcext:value-type="float">
            <text:p>326.3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2744" calcext:value-type="float">
            <text:p>325.9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0072" calcext:value-type="float">
            <text:p>325.9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3536" calcext:value-type="float">
            <text:p>326.2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79256" calcext:value-type="float">
            <text:p>326.2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4268" calcext:value-type="float">
            <text:p>326.2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5248" calcext:value-type="float">
            <text:p>326.2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0488" calcext:value-type="float">
            <text:p>326.2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744" calcext:value-type="float">
            <text:p>326.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79256" calcext:value-type="float">
            <text:p>326.2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48776" calcext:value-type="float">
            <text:p>326.2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60968" calcext:value-type="float">
            <text:p>326.2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744" calcext:value-type="float">
            <text:p>326.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51824" calcext:value-type="float">
            <text:p>326.2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97544" calcext:value-type="float">
            <text:p>326.2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9632" calcext:value-type="float">
            <text:p>326.2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0488" calcext:value-type="float">
            <text:p>326.2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1344" calcext:value-type="float">
            <text:p>326.2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9696" calcext:value-type="float">
            <text:p>325.9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1344" calcext:value-type="float">
            <text:p>326.2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9632" calcext:value-type="float">
            <text:p>326.2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744" calcext:value-type="float">
            <text:p>326.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0488" calcext:value-type="float">
            <text:p>326.2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76208" calcext:value-type="float">
            <text:p>326.2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932" calcext:value-type="float">
            <text:p>326.0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22" calcext:value-type="float">
            <text:p>326.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4268" calcext:value-type="float">
            <text:p>326.2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51824" calcext:value-type="float">
            <text:p>326.2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22" calcext:value-type="float">
            <text:p>326.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51824" calcext:value-type="float">
            <text:p>326.2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64016" calcext:value-type="float">
            <text:p>326.2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5248" calcext:value-type="float">
            <text:p>326.2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91448" calcext:value-type="float">
            <text:p>326.2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346312" calcext:value-type="float">
            <text:p>326.3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97544" calcext:value-type="float">
            <text:p>326.2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4392" calcext:value-type="float">
            <text:p>326.2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22" calcext:value-type="float">
            <text:p>326.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6104" calcext:value-type="float">
            <text:p>326.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696" calcext:value-type="float">
            <text:p>326.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8296" calcext:value-type="float">
            <text:p>326.2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21344" calcext:value-type="float">
            <text:p>326.2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0864" calcext:value-type="float">
            <text:p>326.1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2744" calcext:value-type="float">
            <text:p>325.9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7816" calcext:value-type="float">
            <text:p>326.1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3056" calcext:value-type="float">
            <text:p>326.2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15248" calcext:value-type="float">
            <text:p>326.2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6752" calcext:value-type="float">
            <text:p>326.0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9152" calcext:value-type="float">
            <text:p>326.2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5792" calcext:value-type="float">
            <text:p>326.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5792" calcext:value-type="float">
            <text:p>326.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648" calcext:value-type="float">
            <text:p>326.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00008" calcext:value-type="float">
            <text:p>326.2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36584" calcext:value-type="float">
            <text:p>326.2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248776" calcext:value-type="float">
            <text:p>326.2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93912" calcext:value-type="float">
            <text:p>326.1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4768" calcext:value-type="float">
            <text:p>326.1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0656" calcext:value-type="float">
            <text:p>326.0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5624" calcext:value-type="float">
            <text:p>326.1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4288" calcext:value-type="float">
            <text:p>326.1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8672" calcext:value-type="float">
            <text:p>326.1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124" calcext:value-type="float">
            <text:p>326.1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5144" calcext:value-type="float">
            <text:p>326.1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2096" calcext:value-type="float">
            <text:p>326.1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6856" calcext:value-type="float">
            <text:p>326.1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3432" calcext:value-type="float">
            <text:p>326.1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0384" calcext:value-type="float">
            <text:p>326.1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48192" calcext:value-type="float">
            <text:p>326.1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69528" calcext:value-type="float">
            <text:p>326.1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2952" calcext:value-type="float">
            <text:p>326.1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2472" calcext:value-type="float">
            <text:p>326.1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1408" calcext:value-type="float">
            <text:p>325.9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1512" calcext:value-type="float">
            <text:p>326.0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98" calcext:value-type="float">
            <text:p>326.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1888" calcext:value-type="float">
            <text:p>326.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0552" calcext:value-type="float">
            <text:p>325.9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2368" calcext:value-type="float">
            <text:p>326.0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836" calcext:value-type="float">
            <text:p>325.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7128" calcext:value-type="float">
            <text:p>326.0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1136" calcext:value-type="float">
            <text:p>326.0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9424" calcext:value-type="float">
            <text:p>326.0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5416" calcext:value-type="float">
            <text:p>326.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9904" calcext:value-type="float">
            <text:p>326.1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1032" calcext:value-type="float">
            <text:p>326.0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9216" calcext:value-type="float">
            <text:p>325.9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884" calcext:value-type="float">
            <text:p>325.9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6272" calcext:value-type="float">
            <text:p>326.0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8088" calcext:value-type="float">
            <text:p>326.0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9048" calcext:value-type="float">
            <text:p>326.1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028" calcext:value-type="float">
            <text:p>326.0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076" calcext:value-type="float">
            <text:p>326.1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6376" calcext:value-type="float">
            <text:p>326.0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23808" calcext:value-type="float">
            <text:p>326.1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57336" calcext:value-type="float">
            <text:p>326.1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1408" calcext:value-type="float">
            <text:p>326.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4664" calcext:value-type="float">
            <text:p>326.1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8172" calcext:value-type="float">
            <text:p>326.1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38464" calcext:value-type="float">
            <text:p>326.0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07984" calcext:value-type="float">
            <text:p>326.0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0176" calcext:value-type="float">
            <text:p>326.0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23224" calcext:value-type="float">
            <text:p>326.0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53704" calcext:value-type="float">
            <text:p>326.0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72576" calcext:value-type="float">
            <text:p>326.1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36" calcext:value-type="float">
            <text:p>326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95792" calcext:value-type="float">
            <text:p>325.9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9216" calcext:value-type="float">
            <text:p>325.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74456" calcext:value-type="float">
            <text:p>325.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504" calcext:value-type="float">
            <text:p>326.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93328" calcext:value-type="float">
            <text:p>326.0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2848" calcext:value-type="float">
            <text:p>326.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5896" calcext:value-type="float">
            <text:p>326.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7712" calcext:value-type="float">
            <text:p>326.1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11616" calcext:value-type="float">
            <text:p>326.1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68944" calcext:value-type="float">
            <text:p>326.0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456" calcext:value-type="float">
            <text:p>326.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71992" calcext:value-type="float">
            <text:p>326.0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4184" calcext:value-type="float">
            <text:p>326.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552" calcext:value-type="float">
            <text:p>326.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108568" calcext:value-type="float">
            <text:p>326.1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87232" calcext:value-type="float">
            <text:p>326.0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047608" calcext:value-type="float">
            <text:p>326.0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56168" calcext:value-type="float">
            <text:p>325.9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919592" calcext:value-type="float">
            <text:p>325.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837296" calcext:value-type="float">
            <text:p>325.8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2452" calcext:value-type="float">
            <text:p>325.7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6504" calcext:value-type="float">
            <text:p>325.5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20888" calcext:value-type="float">
            <text:p>325.6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81848" calcext:value-type="float">
            <text:p>325.6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9404" calcext:value-type="float">
            <text:p>325.6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2224" calcext:value-type="float">
            <text:p>325.6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6356" calcext:value-type="float">
            <text:p>325.6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75752" calcext:value-type="float">
            <text:p>325.6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9404" calcext:value-type="float">
            <text:p>325.6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66608" calcext:value-type="float">
            <text:p>325.6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26984" calcext:value-type="float">
            <text:p>325.6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23936" calcext:value-type="float">
            <text:p>325.6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57464" calcext:value-type="float">
            <text:p>325.6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57464" calcext:value-type="float">
            <text:p>325.6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0032" calcext:value-type="float">
            <text:p>325.6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14792" calcext:value-type="float">
            <text:p>325.6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0032" calcext:value-type="float">
            <text:p>325.6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60512" calcext:value-type="float">
            <text:p>325.6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33664" calcext:value-type="float">
            <text:p>325.7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90992" calcext:value-type="float">
            <text:p>325.6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18424" calcext:value-type="float">
            <text:p>325.7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03184" calcext:value-type="float">
            <text:p>325.7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84896" calcext:value-type="float">
            <text:p>325.6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26984" calcext:value-type="float">
            <text:p>325.6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832" calcext:value-type="float">
            <text:p>325.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9176" calcext:value-type="float">
            <text:p>325.6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87944" calcext:value-type="float">
            <text:p>325.6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26" calcext:value-type="float">
            <text:p>325.6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3456" calcext:value-type="float">
            <text:p>325.5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5272" calcext:value-type="float">
            <text:p>325.6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12328" calcext:value-type="float">
            <text:p>325.7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45856" calcext:value-type="float">
            <text:p>325.7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79384" calcext:value-type="float">
            <text:p>325.7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30616" calcext:value-type="float">
            <text:p>325.7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6356" calcext:value-type="float">
            <text:p>325.6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0032" calcext:value-type="float">
            <text:p>325.6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6504" calcext:value-type="float">
            <text:p>325.5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9176" calcext:value-type="float">
            <text:p>325.6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72704" calcext:value-type="float">
            <text:p>325.6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12328" calcext:value-type="float">
            <text:p>325.7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12328" calcext:value-type="float">
            <text:p>325.7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72704" calcext:value-type="float">
            <text:p>325.6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5648" calcext:value-type="float">
            <text:p>325.6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9552" calcext:value-type="float">
            <text:p>325.5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11744" calcext:value-type="float">
            <text:p>325.6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8216" calcext:value-type="float">
            <text:p>325.5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1784" calcext:value-type="float">
            <text:p>325.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66608" calcext:value-type="float">
            <text:p>325.6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84896" calcext:value-type="float">
            <text:p>325.6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715376" calcext:value-type="float">
            <text:p>325.7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90992" calcext:value-type="float">
            <text:p>325.6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97088" calcext:value-type="float">
            <text:p>325.6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832" calcext:value-type="float">
            <text:p>325.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1264" calcext:value-type="float">
            <text:p>325.5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308" calcext:value-type="float">
            <text:p>325.6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51368" calcext:value-type="float">
            <text:p>325.6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6128" calcext:value-type="float">
            <text:p>325.6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736" calcext:value-type="float">
            <text:p>325.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3456" calcext:value-type="float">
            <text:p>325.5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9176" calcext:value-type="float">
            <text:p>325.6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5272" calcext:value-type="float">
            <text:p>325.6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2224" calcext:value-type="float">
            <text:p>325.6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8696" calcext:value-type="float">
            <text:p>325.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8216" calcext:value-type="float">
            <text:p>325.5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8216" calcext:value-type="float">
            <text:p>325.5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6504" calcext:value-type="float">
            <text:p>325.5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9552" calcext:value-type="float">
            <text:p>325.5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3456" calcext:value-type="float">
            <text:p>325.5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1784" calcext:value-type="float">
            <text:p>325.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45272" calcext:value-type="float">
            <text:p>325.6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11744" calcext:value-type="float">
            <text:p>325.6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26" calcext:value-type="float">
            <text:p>325.6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8216" calcext:value-type="float">
            <text:p>325.5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736" calcext:value-type="float">
            <text:p>325.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5648" calcext:value-type="float">
            <text:p>325.6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9552" calcext:value-type="float">
            <text:p>325.5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05648" calcext:value-type="float">
            <text:p>325.6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0032" calcext:value-type="float">
            <text:p>325.6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51368" calcext:value-type="float">
            <text:p>325.6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63308" calcext:value-type="float">
            <text:p>325.6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1116" calcext:value-type="float">
            <text:p>325.5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6504" calcext:value-type="float">
            <text:p>325.5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96504" calcext:value-type="float">
            <text:p>325.5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212" calcext:value-type="float">
            <text:p>325.5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5544" calcext:value-type="float">
            <text:p>325.5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3352" calcext:value-type="float">
            <text:p>325.5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0784" calcext:value-type="float">
            <text:p>325.5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9928" calcext:value-type="float">
            <text:p>325.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3832" calcext:value-type="float">
            <text:p>325.5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3832" calcext:value-type="float">
            <text:p>325.5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3728" calcext:value-type="float">
            <text:p>325.4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2872" calcext:value-type="float">
            <text:p>325.4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3352" calcext:value-type="float">
            <text:p>325.5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0304" calcext:value-type="float">
            <text:p>325.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8112" calcext:value-type="float">
            <text:p>325.5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0304" calcext:value-type="float">
            <text:p>325.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5168" calcext:value-type="float">
            <text:p>325.5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4312" calcext:value-type="float">
            <text:p>325.5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2496" calcext:value-type="float">
            <text:p>325.5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64" calcext:value-type="float">
            <text:p>325.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5544" calcext:value-type="float">
            <text:p>325.5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3352" calcext:value-type="float">
            <text:p>325.5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164" calcext:value-type="float">
            <text:p>325.5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212" calcext:value-type="float">
            <text:p>325.5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9928" calcext:value-type="float">
            <text:p>325.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9928" calcext:value-type="float">
            <text:p>325.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9928" calcext:value-type="float">
            <text:p>325.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3832" calcext:value-type="float">
            <text:p>325.5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164" calcext:value-type="float">
            <text:p>325.5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212" calcext:value-type="float">
            <text:p>325.5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8736" calcext:value-type="float">
            <text:p>325.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2976" calcext:value-type="float">
            <text:p>325.5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2496" calcext:value-type="float">
            <text:p>325.5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64" calcext:value-type="float">
            <text:p>325.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688" calcext:value-type="float">
            <text:p>325.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212" calcext:value-type="float">
            <text:p>325.5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4688" calcext:value-type="float">
            <text:p>325.5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5544" calcext:value-type="float">
            <text:p>325.5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17256" calcext:value-type="float">
            <text:p>325.5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6024" calcext:value-type="float">
            <text:p>325.5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5544" calcext:value-type="float">
            <text:p>325.5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2496" calcext:value-type="float">
            <text:p>325.5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7736" calcext:value-type="float">
            <text:p>325.5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64" calcext:value-type="float">
            <text:p>325.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0304" calcext:value-type="float">
            <text:p>325.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0784" calcext:value-type="float">
            <text:p>325.5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212" calcext:value-type="float">
            <text:p>325.5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59928" calcext:value-type="float">
            <text:p>325.5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3352" calcext:value-type="float">
            <text:p>325.5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6776" calcext:value-type="float">
            <text:p>325.4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2016" calcext:value-type="float">
            <text:p>325.5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1536" calcext:value-type="float">
            <text:p>325.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02" calcext:value-type="float">
            <text:p>325.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3728" calcext:value-type="float">
            <text:p>325.4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592" calcext:value-type="float">
            <text:p>325.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3728" calcext:value-type="float">
            <text:p>325.4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4584" calcext:value-type="float">
            <text:p>325.4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7632" calcext:value-type="float">
            <text:p>325.4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5064" calcext:value-type="float">
            <text:p>325.5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9448" calcext:value-type="float">
            <text:p>325.5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1536" calcext:value-type="float">
            <text:p>325.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8008" calcext:value-type="float">
            <text:p>325.4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496" calcext:value-type="float">
            <text:p>325.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4584" calcext:value-type="float">
            <text:p>325.4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3248" calcext:value-type="float">
            <text:p>325.4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496" calcext:value-type="float">
            <text:p>325.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3248" calcext:value-type="float">
            <text:p>325.4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02" calcext:value-type="float">
            <text:p>325.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3248" calcext:value-type="float">
            <text:p>325.4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3248" calcext:value-type="float">
            <text:p>325.4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3248" calcext:value-type="float">
            <text:p>325.4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9824" calcext:value-type="float">
            <text:p>325.4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4584" calcext:value-type="float">
            <text:p>325.4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1536" calcext:value-type="float">
            <text:p>325.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7632" calcext:value-type="float">
            <text:p>325.4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9344" calcext:value-type="float">
            <text:p>325.4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8864" calcext:value-type="float">
            <text:p>325.4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3624" calcext:value-type="float">
            <text:p>325.4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4164" calcext:value-type="float">
            <text:p>325.5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78216" calcext:value-type="float">
            <text:p>325.5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69072" calcext:value-type="float">
            <text:p>325.5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8112" calcext:value-type="float">
            <text:p>325.5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6672" calcext:value-type="float">
            <text:p>325.4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1912" calcext:value-type="float">
            <text:p>325.4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02" calcext:value-type="float">
            <text:p>325.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592" calcext:value-type="float">
            <text:p>325.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9448" calcext:value-type="float">
            <text:p>325.5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38592" calcext:value-type="float">
            <text:p>325.5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9344" calcext:value-type="float">
            <text:p>325.4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352" calcext:value-type="float">
            <text:p>325.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1056" calcext:value-type="float">
            <text:p>325.4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1536" calcext:value-type="float">
            <text:p>325.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1536" calcext:value-type="float">
            <text:p>325.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1056" calcext:value-type="float">
            <text:p>325.4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7528" calcext:value-type="float">
            <text:p>325.4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1056" calcext:value-type="float">
            <text:p>325.4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6776" calcext:value-type="float">
            <text:p>325.4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7048" calcext:value-type="float">
            <text:p>325.3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2664" calcext:value-type="float">
            <text:p>325.3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8008" calcext:value-type="float">
            <text:p>325.4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8488" calcext:value-type="float">
            <text:p>325.4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9824" calcext:value-type="float">
            <text:p>325.4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3624" calcext:value-type="float">
            <text:p>325.4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1056" calcext:value-type="float">
            <text:p>325.4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7904" calcext:value-type="float">
            <text:p>325.3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3144" calcext:value-type="float">
            <text:p>325.3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9344" calcext:value-type="float">
            <text:p>325.4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3144" calcext:value-type="float">
            <text:p>325.3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2184" calcext:value-type="float">
            <text:p>325.3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496" calcext:value-type="float">
            <text:p>325.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0096" calcext:value-type="float">
            <text:p>325.3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7048" calcext:value-type="float">
            <text:p>325.3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3352" calcext:value-type="float">
            <text:p>325.5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068" calcext:value-type="float">
            <text:p>325.4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1912" calcext:value-type="float">
            <text:p>325.4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6672" calcext:value-type="float">
            <text:p>325.4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1912" calcext:value-type="float">
            <text:p>325.4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02" calcext:value-type="float">
            <text:p>325.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448" calcext:value-type="float">
            <text:p>325.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2768" calcext:value-type="float">
            <text:p>325.4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8864" calcext:value-type="float">
            <text:p>325.4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2184" calcext:value-type="float">
            <text:p>325.3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16088" calcext:value-type="float">
            <text:p>325.3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5712" calcext:value-type="float">
            <text:p>325.3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7904" calcext:value-type="float">
            <text:p>325.3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352" calcext:value-type="float">
            <text:p>325.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7528" calcext:value-type="float">
            <text:p>325.4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7528" calcext:value-type="float">
            <text:p>325.4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3624" calcext:value-type="float">
            <text:p>325.4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8008" calcext:value-type="float">
            <text:p>325.4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3144" calcext:value-type="float">
            <text:p>325.3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1912" calcext:value-type="float">
            <text:p>325.4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1808" calcext:value-type="float">
            <text:p>325.3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1328" calcext:value-type="float">
            <text:p>325.3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2664" calcext:value-type="float">
            <text:p>325.3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0848" calcext:value-type="float">
            <text:p>325.3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2184" calcext:value-type="float">
            <text:p>325.3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6672" calcext:value-type="float">
            <text:p>325.4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2768" calcext:value-type="float">
            <text:p>325.4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2768" calcext:value-type="float">
            <text:p>325.4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068" calcext:value-type="float">
            <text:p>325.4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068" calcext:value-type="float">
            <text:p>325.4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1056" calcext:value-type="float">
            <text:p>325.4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1116" calcext:value-type="float">
            <text:p>325.5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20304" calcext:value-type="float">
            <text:p>325.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8112" calcext:value-type="float">
            <text:p>325.5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448" calcext:value-type="float">
            <text:p>325.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5816" calcext:value-type="float">
            <text:p>325.4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5816" calcext:value-type="float">
            <text:p>325.4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77632" calcext:value-type="float">
            <text:p>325.4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496" calcext:value-type="float">
            <text:p>325.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1808" calcext:value-type="float">
            <text:p>325.3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8008" calcext:value-type="float">
            <text:p>325.4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1912" calcext:value-type="float">
            <text:p>325.4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7152" calcext:value-type="float">
            <text:p>325.4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9344" calcext:value-type="float">
            <text:p>325.4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3624" calcext:value-type="float">
            <text:p>325.4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068" calcext:value-type="float">
            <text:p>325.4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83728" calcext:value-type="float">
            <text:p>325.4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8968" calcext:value-type="float">
            <text:p>325.4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3896" calcext:value-type="float">
            <text:p>325.3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8176" calcext:value-type="float">
            <text:p>325.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56296" calcext:value-type="float">
            <text:p>325.4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2392" calcext:value-type="float">
            <text:p>325.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502016" calcext:value-type="float">
            <text:p>325.5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92872" calcext:value-type="float">
            <text:p>325.4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7528" calcext:value-type="float">
            <text:p>325.4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38008" calcext:value-type="float">
            <text:p>325.4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8488" calcext:value-type="float">
            <text:p>325.4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6544" calcext:value-type="float">
            <text:p>325.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0952" calcext:value-type="float">
            <text:p>325.3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828" calcext:value-type="float">
            <text:p>325.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6568" calcext:value-type="float">
            <text:p>325.3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924" calcext:value-type="float">
            <text:p>325.3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5816" calcext:value-type="float">
            <text:p>325.4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0576" calcext:value-type="float">
            <text:p>325.4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7904" calcext:value-type="float">
            <text:p>325.3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2768" calcext:value-type="float">
            <text:p>325.4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2288" calcext:value-type="float">
            <text:p>325.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352" calcext:value-type="float">
            <text:p>325.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6944" calcext:value-type="float">
            <text:p>325.3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4752" calcext:value-type="float">
            <text:p>325.2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4752" calcext:value-type="float">
            <text:p>325.2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4376" calcext:value-type="float">
            <text:p>325.3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6192" calcext:value-type="float">
            <text:p>325.3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352" calcext:value-type="float">
            <text:p>325.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4648" calcext:value-type="float">
            <text:p>325.2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8864" calcext:value-type="float">
            <text:p>325.4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01432" calcext:value-type="float">
            <text:p>325.4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8384" calcext:value-type="float">
            <text:p>325.3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0952" calcext:value-type="float">
            <text:p>325.3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25816" calcext:value-type="float">
            <text:p>325.4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44104" calcext:value-type="float">
            <text:p>325.4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6568" calcext:value-type="float">
            <text:p>325.3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7048" calcext:value-type="float">
            <text:p>325.3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4376" calcext:value-type="float">
            <text:p>325.3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9992" calcext:value-type="float">
            <text:p>325.3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83144" calcext:value-type="float">
            <text:p>325.3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2184" calcext:value-type="float">
            <text:p>325.3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1328" calcext:value-type="float">
            <text:p>325.3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1808" calcext:value-type="float">
            <text:p>325.3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0472" calcext:value-type="float">
            <text:p>325.3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1328" calcext:value-type="float">
            <text:p>325.3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64856" calcext:value-type="float">
            <text:p>325.3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2664" calcext:value-type="float">
            <text:p>325.3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2664" calcext:value-type="float">
            <text:p>325.3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74" calcext:value-type="float">
            <text:p>325.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7424" calcext:value-type="float">
            <text:p>325.3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52664" calcext:value-type="float">
            <text:p>325.3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4752" calcext:value-type="float">
            <text:p>325.2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1304" calcext:value-type="float">
            <text:p>325.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4376" calcext:value-type="float">
            <text:p>325.3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4272" calcext:value-type="float">
            <text:p>325.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0472" calcext:value-type="float">
            <text:p>325.3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95336" calcext:value-type="float">
            <text:p>325.3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41972" calcext:value-type="float">
            <text:p>325.4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37424" calcext:value-type="float">
            <text:p>325.3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5984" calcext:value-type="float">
            <text:p>325.2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5608" calcext:value-type="float">
            <text:p>325.2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4752" calcext:value-type="float">
            <text:p>325.2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1304" calcext:value-type="float">
            <text:p>325.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9616" calcext:value-type="float">
            <text:p>325.3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46568" calcext:value-type="float">
            <text:p>325.3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1704" calcext:value-type="float">
            <text:p>325.2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0744" calcext:value-type="float">
            <text:p>325.2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5984" calcext:value-type="float">
            <text:p>325.2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636" calcext:value-type="float">
            <text:p>325.2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3792" calcext:value-type="float">
            <text:p>325.2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5504" calcext:value-type="float">
            <text:p>325.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9888" calcext:value-type="float">
            <text:p>325.2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5608" calcext:value-type="float">
            <text:p>325.2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208" calcext:value-type="float">
            <text:p>325.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0848" calcext:value-type="float">
            <text:p>325.3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256" calcext:value-type="float">
            <text:p>325.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4752" calcext:value-type="float">
            <text:p>325.2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5608" calcext:value-type="float">
            <text:p>325.2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256" calcext:value-type="float">
            <text:p>325.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78" calcext:value-type="float">
            <text:p>325.2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2828" calcext:value-type="float">
            <text:p>325.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3896" calcext:value-type="float">
            <text:p>325.3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6944" calcext:value-type="float">
            <text:p>325.3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3896" calcext:value-type="float">
            <text:p>325.3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4272" calcext:value-type="float">
            <text:p>325.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4272" calcext:value-type="float">
            <text:p>325.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91704" calcext:value-type="float">
            <text:p>325.2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5984" calcext:value-type="float">
            <text:p>325.2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5128" calcext:value-type="float">
            <text:p>325.2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9512" calcext:value-type="float">
            <text:p>325.2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0368" calcext:value-type="float">
            <text:p>325.2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208" calcext:value-type="float">
            <text:p>325.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3896" calcext:value-type="float">
            <text:p>325.3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1304" calcext:value-type="float">
            <text:p>325.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8176" calcext:value-type="float">
            <text:p>325.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9888" calcext:value-type="float">
            <text:p>325.2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8656" calcext:value-type="float">
            <text:p>325.2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6944" calcext:value-type="float">
            <text:p>325.3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4272" calcext:value-type="float">
            <text:p>325.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8176" calcext:value-type="float">
            <text:p>325.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5984" calcext:value-type="float">
            <text:p>325.2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8256" calcext:value-type="float">
            <text:p>325.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16" calcext:value-type="float">
            <text:p>325.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5128" calcext:value-type="float">
            <text:p>325.2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0744" calcext:value-type="float">
            <text:p>325.2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7216" calcext:value-type="float">
            <text:p>325.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7216" calcext:value-type="float">
            <text:p>325.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7216" calcext:value-type="float">
            <text:p>325.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3792" calcext:value-type="float">
            <text:p>325.2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16" calcext:value-type="float">
            <text:p>325.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6464" calcext:value-type="float">
            <text:p>325.2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208" calcext:value-type="float">
            <text:p>325.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6736" calcext:value-type="float">
            <text:p>325.1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5504" calcext:value-type="float">
            <text:p>325.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5504" calcext:value-type="float">
            <text:p>325.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112" calcext:value-type="float">
            <text:p>325.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4168" calcext:value-type="float">
            <text:p>325.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2832" calcext:value-type="float">
            <text:p>325.1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8928" calcext:value-type="float">
            <text:p>325.1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7968" calcext:value-type="float">
            <text:p>325.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5776" calcext:value-type="float">
            <text:p>325.1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8928" calcext:value-type="float">
            <text:p>325.1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7968" calcext:value-type="float">
            <text:p>325.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5776" calcext:value-type="float">
            <text:p>325.1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2832" calcext:value-type="float">
            <text:p>325.1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2832" calcext:value-type="float">
            <text:p>325.1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54" calcext:value-type="float">
            <text:p>325.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8928" calcext:value-type="float">
            <text:p>325.1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4168" calcext:value-type="float">
            <text:p>325.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4272" calcext:value-type="float">
            <text:p>325.2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684" calcext:value-type="float">
            <text:p>325.2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6256" calcext:value-type="float">
            <text:p>325.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4064" calcext:value-type="float">
            <text:p>325.1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4648" calcext:value-type="float">
            <text:p>325.2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303896" calcext:value-type="float">
            <text:p>325.3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6632" calcext:value-type="float">
            <text:p>325.0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2936" calcext:value-type="float">
            <text:p>325.2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3792" calcext:value-type="float">
            <text:p>325.2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064" calcext:value-type="float">
            <text:p>325.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6736" calcext:value-type="float">
            <text:p>325.1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7216" calcext:value-type="float">
            <text:p>325.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9032" calcext:value-type="float">
            <text:p>325.2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8176" calcext:value-type="float">
            <text:p>325.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2248" calcext:value-type="float">
            <text:p>325.0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5672" calcext:value-type="float">
            <text:p>325.0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0536" calcext:value-type="float">
            <text:p>325.0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2728" calcext:value-type="float">
            <text:p>325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6256" calcext:value-type="float">
            <text:p>325.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9096" calcext:value-type="float">
            <text:p>324.9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492" calcext:value-type="float">
            <text:p>325.1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112" calcext:value-type="float">
            <text:p>325.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7968" calcext:value-type="float">
            <text:p>325.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7968" calcext:value-type="float">
            <text:p>325.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0056" calcext:value-type="float">
            <text:p>325.0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7112" calcext:value-type="float">
            <text:p>325.1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3584" calcext:value-type="float">
            <text:p>325.0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6632" calcext:value-type="float">
            <text:p>325.0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9408" calcext:value-type="float">
            <text:p>325.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112" calcext:value-type="float">
            <text:p>325.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9408" calcext:value-type="float">
            <text:p>325.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5504" calcext:value-type="float">
            <text:p>325.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7112" calcext:value-type="float">
            <text:p>325.1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2728" calcext:value-type="float">
            <text:p>325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1016" calcext:value-type="float">
            <text:p>325.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42936" calcext:value-type="float">
            <text:p>325.2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73416" calcext:value-type="float">
            <text:p>325.2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732" calcext:value-type="float">
            <text:p>325.2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0744" calcext:value-type="float">
            <text:p>325.2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112" calcext:value-type="float">
            <text:p>325.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7112" calcext:value-type="float">
            <text:p>325.1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2728" calcext:value-type="float">
            <text:p>325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1768" calcext:value-type="float">
            <text:p>325.0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492" calcext:value-type="float">
            <text:p>325.1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6632" calcext:value-type="float">
            <text:p>325.0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16" calcext:value-type="float">
            <text:p>325.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3792" calcext:value-type="float">
            <text:p>325.2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3312" calcext:value-type="float">
            <text:p>325.2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6256" calcext:value-type="float">
            <text:p>325.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8824" calcext:value-type="float">
            <text:p>325.1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968" calcext:value-type="float">
            <text:p>325.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4064" calcext:value-type="float">
            <text:p>325.1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54" calcext:value-type="float">
            <text:p>325.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6736" calcext:value-type="float">
            <text:p>325.1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7216" calcext:value-type="float">
            <text:p>325.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9408" calcext:value-type="float">
            <text:p>325.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4648" calcext:value-type="float">
            <text:p>325.2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0536" calcext:value-type="float">
            <text:p>325.0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6632" calcext:value-type="float">
            <text:p>325.0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5024" calcext:value-type="float">
            <text:p>325.1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4168" calcext:value-type="float">
            <text:p>325.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4168" calcext:value-type="float">
            <text:p>325.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0264" calcext:value-type="float">
            <text:p>325.2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2456" calcext:value-type="float">
            <text:p>325.2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5504" calcext:value-type="float">
            <text:p>325.2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30744" calcext:value-type="float">
            <text:p>325.2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58176" calcext:value-type="float">
            <text:p>325.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61224" calcext:value-type="float">
            <text:p>325.2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1016" calcext:value-type="float">
            <text:p>325.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3584" calcext:value-type="float">
            <text:p>325.0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2832" calcext:value-type="float">
            <text:p>325.1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2728" calcext:value-type="float">
            <text:p>325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216" calcext:value-type="float">
            <text:p>325.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9408" calcext:value-type="float">
            <text:p>325.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1976" calcext:value-type="float">
            <text:p>325.1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588" calcext:value-type="float">
            <text:p>325.1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4168" calcext:value-type="float">
            <text:p>325.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6256" calcext:value-type="float">
            <text:p>325.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2248" calcext:value-type="float">
            <text:p>325.0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3104" calcext:value-type="float">
            <text:p>325.0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0536" calcext:value-type="float">
            <text:p>325.0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3208" calcext:value-type="float">
            <text:p>325.1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18552" calcext:value-type="float">
            <text:p>325.2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8824" calcext:value-type="float">
            <text:p>325.1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3208" calcext:value-type="float">
            <text:p>325.1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1016" calcext:value-type="float">
            <text:p>325.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6152" calcext:value-type="float">
            <text:p>325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4064" calcext:value-type="float">
            <text:p>325.1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9784" calcext:value-type="float">
            <text:p>325.1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8824" calcext:value-type="float">
            <text:p>325.1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9112" calcext:value-type="float">
            <text:p>325.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3208" calcext:value-type="float">
            <text:p>325.1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7968" calcext:value-type="float">
            <text:p>325.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6256" calcext:value-type="float">
            <text:p>325.1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54" calcext:value-type="float">
            <text:p>325.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064" calcext:value-type="float">
            <text:p>325.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492" calcext:value-type="float">
            <text:p>325.1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4544" calcext:value-type="float">
            <text:p>325.1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88072" calcext:value-type="float">
            <text:p>325.1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4064" calcext:value-type="float">
            <text:p>325.1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63688" calcext:value-type="float">
            <text:p>325.1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588" calcext:value-type="float">
            <text:p>325.1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1016" calcext:value-type="float">
            <text:p>325.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8448" calcext:value-type="float">
            <text:p>325.1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2832" calcext:value-type="float">
            <text:p>325.1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209408" calcext:value-type="float">
            <text:p>325.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78928" calcext:value-type="float">
            <text:p>325.1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6048" calcext:value-type="float">
            <text:p>324.9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7864" calcext:value-type="float">
            <text:p>325.0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1872" calcext:value-type="float">
            <text:p>325.1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9304" calcext:value-type="float">
            <text:p>325.1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7592" calcext:value-type="float">
            <text:p>325.1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51496" calcext:value-type="float">
            <text:p>325.1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492" calcext:value-type="float">
            <text:p>325.1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444" calcext:value-type="float">
            <text:p>325.0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5776" calcext:value-type="float">
            <text:p>325.1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1016" calcext:value-type="float">
            <text:p>325.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7112" calcext:value-type="float">
            <text:p>325.1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968" calcext:value-type="float">
            <text:p>325.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968" calcext:value-type="float">
            <text:p>325.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42352" calcext:value-type="float">
            <text:p>325.1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8824" calcext:value-type="float">
            <text:p>325.1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5672" calcext:value-type="float">
            <text:p>325.0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5192" calcext:value-type="float">
            <text:p>325.0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2728" calcext:value-type="float">
            <text:p>325.1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3584" calcext:value-type="float">
            <text:p>325.0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3208" calcext:value-type="float">
            <text:p>325.1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7864" calcext:value-type="float">
            <text:p>325.0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444" calcext:value-type="float">
            <text:p>325.0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3584" calcext:value-type="float">
            <text:p>325.0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0056" calcext:value-type="float">
            <text:p>325.0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6152" calcext:value-type="float">
            <text:p>325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6152" calcext:value-type="float">
            <text:p>325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6152" calcext:value-type="float">
            <text:p>325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9968" calcext:value-type="float">
            <text:p>325.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05776" calcext:value-type="float">
            <text:p>325.1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27112" calcext:value-type="float">
            <text:p>325.1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3016" calcext:value-type="float">
            <text:p>325.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11492" calcext:value-type="float">
            <text:p>325.1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3104" calcext:value-type="float">
            <text:p>325.0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5296" calcext:value-type="float">
            <text:p>325.0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1392" calcext:value-type="float">
            <text:p>325.0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3104" calcext:value-type="float">
            <text:p>325.0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7864" calcext:value-type="float">
            <text:p>325.0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4816" calcext:value-type="float">
            <text:p>325.0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4816" calcext:value-type="float">
            <text:p>325.0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6152" calcext:value-type="float">
            <text:p>325.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0432" calcext:value-type="float">
            <text:p>325.0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7864" calcext:value-type="float">
            <text:p>325.0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4816" calcext:value-type="float">
            <text:p>325.0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0056" calcext:value-type="float">
            <text:p>325.0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444" calcext:value-type="float">
            <text:p>325.0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4336" calcext:value-type="float">
            <text:p>325.0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87488" calcext:value-type="float">
            <text:p>325.0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78344" calcext:value-type="float">
            <text:p>325.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692" calcext:value-type="float">
            <text:p>325.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5672" calcext:value-type="float">
            <text:p>325.0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7864" calcext:value-type="float">
            <text:p>325.0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396" calcext:value-type="float">
            <text:p>325.0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0912" calcext:value-type="float">
            <text:p>325.0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1768" calcext:value-type="float">
            <text:p>325.0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0432" calcext:value-type="float">
            <text:p>325.0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4336" calcext:value-type="float">
            <text:p>325.0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4816" calcext:value-type="float">
            <text:p>325.0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57008" calcext:value-type="float">
            <text:p>325.0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44816" calcext:value-type="float">
            <text:p>325.0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824" calcext:value-type="float">
            <text:p>325.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2144" calcext:value-type="float">
            <text:p>325.0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872" calcext:value-type="float">
            <text:p>325.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0432" calcext:value-type="float">
            <text:p>325.0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9096" calcext:value-type="float">
            <text:p>324.9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5568" calcext:value-type="float">
            <text:p>324.9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6048" calcext:value-type="float">
            <text:p>324.9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6528" calcext:value-type="float">
            <text:p>325.0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4712" calcext:value-type="float">
            <text:p>324.9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5192" calcext:value-type="float">
            <text:p>325.0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8616" calcext:value-type="float">
            <text:p>324.9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2144" calcext:value-type="float">
            <text:p>325.0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4712" calcext:value-type="float">
            <text:p>324.9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3" calcext:value-type="float">
            <text:p>324.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4608" calcext:value-type="float">
            <text:p>324.9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2896" calcext:value-type="float">
            <text:p>324.9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8992" calcext:value-type="float">
            <text:p>324.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3856" calcext:value-type="float">
            <text:p>324.9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3856" calcext:value-type="float">
            <text:p>324.9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1664" calcext:value-type="float">
            <text:p>324.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1664" calcext:value-type="float">
            <text:p>324.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0224" calcext:value-type="float">
            <text:p>324.8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0808" calcext:value-type="float">
            <text:p>324.9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68" calcext:value-type="float">
            <text:p>324.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2896" calcext:value-type="float">
            <text:p>324.9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1664" calcext:value-type="float">
            <text:p>324.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1184" calcext:value-type="float">
            <text:p>324.9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3856" calcext:value-type="float">
            <text:p>324.9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4712" calcext:value-type="float">
            <text:p>324.9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6696" calcext:value-type="float">
            <text:p>324.8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3272" calcext:value-type="float">
            <text:p>324.8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7656" calcext:value-type="float">
            <text:p>324.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0808" calcext:value-type="float">
            <text:p>324.9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6904" calcext:value-type="float">
            <text:p>324.9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204" calcext:value-type="float">
            <text:p>324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9368" calcext:value-type="float">
            <text:p>324.8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8992" calcext:value-type="float">
            <text:p>324.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1184" calcext:value-type="float">
            <text:p>324.9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2896" calcext:value-type="float">
            <text:p>324.9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4608" calcext:value-type="float">
            <text:p>324.9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3376" calcext:value-type="float">
            <text:p>324.9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964" calcext:value-type="float">
            <text:p>324.7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0976" calcext:value-type="float">
            <text:p>324.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8992" calcext:value-type="float">
            <text:p>324.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7656" calcext:value-type="float">
            <text:p>324.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7656" calcext:value-type="float">
            <text:p>324.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8992" calcext:value-type="float">
            <text:p>324.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9096" calcext:value-type="float">
            <text:p>324.9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6048" calcext:value-type="float">
            <text:p>324.9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2624" calcext:value-type="float">
            <text:p>325.0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252" calcext:value-type="float">
            <text:p>324.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9368" calcext:value-type="float">
            <text:p>324.8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2416" calcext:value-type="float">
            <text:p>324.8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108" calcext:value-type="float">
            <text:p>324.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1184" calcext:value-type="float">
            <text:p>324.9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6696" calcext:value-type="float">
            <text:p>324.8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204" calcext:value-type="float">
            <text:p>324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4984" calcext:value-type="float">
            <text:p>324.8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2312" calcext:value-type="float">
            <text:p>324.8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6216" calcext:value-type="float">
            <text:p>324.8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8136" calcext:value-type="float">
            <text:p>324.9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9472" calcext:value-type="float">
            <text:p>324.9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4608" calcext:value-type="float">
            <text:p>324.9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632" calcext:value-type="float">
            <text:p>324.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1664" calcext:value-type="float">
            <text:p>324.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0808" calcext:value-type="float">
            <text:p>324.9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156" calcext:value-type="float">
            <text:p>324.9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2896" calcext:value-type="float">
            <text:p>324.9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252" calcext:value-type="float">
            <text:p>324.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2416" calcext:value-type="float">
            <text:p>324.8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156" calcext:value-type="float">
            <text:p>324.9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252" calcext:value-type="float">
            <text:p>324.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204" calcext:value-type="float">
            <text:p>324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6424" calcext:value-type="float">
            <text:p>324.9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204" calcext:value-type="float">
            <text:p>324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252" calcext:value-type="float">
            <text:p>324.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632" calcext:value-type="float">
            <text:p>324.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5568" calcext:value-type="float">
            <text:p>324.9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5192" calcext:value-type="float">
            <text:p>325.0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99096" calcext:value-type="float">
            <text:p>324.9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6904" calcext:value-type="float">
            <text:p>324.9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68" calcext:value-type="float">
            <text:p>324.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68" calcext:value-type="float">
            <text:p>324.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4712" calcext:value-type="float">
            <text:p>324.9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5568" calcext:value-type="float">
            <text:p>324.9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4712" calcext:value-type="float">
            <text:p>324.9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4336" calcext:value-type="float">
            <text:p>325.0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9576" calcext:value-type="float">
            <text:p>325.0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2348" calcext:value-type="float">
            <text:p>325.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3272" calcext:value-type="float">
            <text:p>324.8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108" calcext:value-type="float">
            <text:p>324.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2896" calcext:value-type="float">
            <text:p>324.9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1456" calcext:value-type="float">
            <text:p>324.8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584" calcext:value-type="float">
            <text:p>324.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204" calcext:value-type="float">
            <text:p>324.9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4232" calcext:value-type="float">
            <text:p>324.9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252" calcext:value-type="float">
            <text:p>324.9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0824" calcext:value-type="float">
            <text:p>325.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4728" calcext:value-type="float">
            <text:p>324.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25944" calcext:value-type="float">
            <text:p>324.9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8304" calcext:value-type="float">
            <text:p>324.7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35088" calcext:value-type="float">
            <text:p>324.9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1664" calcext:value-type="float">
            <text:p>324.9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35672" calcext:value-type="float">
            <text:p>325.0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5.011288" calcext:value-type="float">
            <text:p>325.0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4984" calcext:value-type="float">
            <text:p>324.8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0704" calcext:value-type="float">
            <text:p>324.9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68616" calcext:value-type="float">
            <text:p>324.9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5464" calcext:value-type="float">
            <text:p>324.8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1832" calcext:value-type="float">
            <text:p>324.7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9264" calcext:value-type="float">
            <text:p>324.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9848" calcext:value-type="float">
            <text:p>324.9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4128" calcext:value-type="float">
            <text:p>324.8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8408" calcext:value-type="float">
            <text:p>324.8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4128" calcext:value-type="float">
            <text:p>324.8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7776" calcext:value-type="float">
            <text:p>324.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89952" calcext:value-type="float">
            <text:p>324.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0328" calcext:value-type="float">
            <text:p>324.9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108" calcext:value-type="float">
            <text:p>324.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8304" calcext:value-type="float">
            <text:p>324.7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2416" calcext:value-type="float">
            <text:p>324.8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59472" calcext:value-type="float">
            <text:p>324.9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3272" calcext:value-type="float">
            <text:p>324.8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4608" calcext:value-type="float">
            <text:p>324.9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7656" calcext:value-type="float">
            <text:p>324.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9368" calcext:value-type="float">
            <text:p>324.8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4504" calcext:value-type="float">
            <text:p>324.8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8032" calcext:value-type="float">
            <text:p>324.8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7176" calcext:value-type="float">
            <text:p>324.8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0156" calcext:value-type="float">
            <text:p>324.9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8512" calcext:value-type="float">
            <text:p>324.8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06" calcext:value-type="float">
            <text:p>324.8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92416" calcext:value-type="float">
            <text:p>324.8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632" calcext:value-type="float">
            <text:p>324.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584" calcext:value-type="float">
            <text:p>324.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108" calcext:value-type="float">
            <text:p>324.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0496" calcext:value-type="float">
            <text:p>324.7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2688" calcext:value-type="float">
            <text:p>324.7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7928" calcext:value-type="float">
            <text:p>324.7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4984" calcext:value-type="float">
            <text:p>324.8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108" calcext:value-type="float">
            <text:p>324.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2792" calcext:value-type="float">
            <text:p>324.8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8408" calcext:value-type="float">
            <text:p>324.8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7176" calcext:value-type="float">
            <text:p>324.8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7552" calcext:value-type="float">
            <text:p>324.8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3648" calcext:value-type="float">
            <text:p>324.8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74128" calcext:value-type="float">
            <text:p>324.8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632" calcext:value-type="float">
            <text:p>324.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6696" calcext:value-type="float">
            <text:p>324.8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2312" calcext:value-type="float">
            <text:p>324.8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8408" calcext:value-type="float">
            <text:p>324.8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584" calcext:value-type="float">
            <text:p>324.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913752" calcext:value-type="float">
            <text:p>324.9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89368" calcext:value-type="float">
            <text:p>324.8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9264" calcext:value-type="float">
            <text:p>324.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61936" calcext:value-type="float">
            <text:p>324.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58888" calcext:value-type="float">
            <text:p>324.8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1456" calcext:value-type="float">
            <text:p>324.8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5736" calcext:value-type="float">
            <text:p>324.7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0496" calcext:value-type="float">
            <text:p>324.7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964" calcext:value-type="float">
            <text:p>324.7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4504" calcext:value-type="float">
            <text:p>324.8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06" calcext:value-type="float">
            <text:p>324.8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7072" calcext:value-type="float">
            <text:p>324.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7072" calcext:value-type="float">
            <text:p>324.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6216" calcext:value-type="float">
            <text:p>324.8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1456" calcext:value-type="float">
            <text:p>324.8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0976" calcext:value-type="float">
            <text:p>324.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9264" calcext:value-type="float">
            <text:p>324.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4504" calcext:value-type="float">
            <text:p>324.8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3168" calcext:value-type="float">
            <text:p>324.8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1832" calcext:value-type="float">
            <text:p>324.7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3168" calcext:value-type="float">
            <text:p>324.8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2312" calcext:value-type="float">
            <text:p>324.8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9264" calcext:value-type="float">
            <text:p>324.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3168" calcext:value-type="float">
            <text:p>324.8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8784" calcext:value-type="float">
            <text:p>324.7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488" calcext:value-type="float">
            <text:p>324.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6216" calcext:value-type="float">
            <text:p>324.8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9264" calcext:value-type="float">
            <text:p>324.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6216" calcext:value-type="float">
            <text:p>324.8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0976" calcext:value-type="float">
            <text:p>324.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488" calcext:value-type="float">
            <text:p>324.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488" calcext:value-type="float">
            <text:p>324.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536" calcext:value-type="float">
            <text:p>324.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9744" calcext:value-type="float">
            <text:p>324.8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31456" calcext:value-type="float">
            <text:p>324.8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6216" calcext:value-type="float">
            <text:p>324.8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7072" calcext:value-type="float">
            <text:p>324.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1832" calcext:value-type="float">
            <text:p>324.7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2688" calcext:value-type="float">
            <text:p>324.7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28408" calcext:value-type="float">
            <text:p>324.8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46696" calcext:value-type="float">
            <text:p>324.8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1012" calcext:value-type="float">
            <text:p>324.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7448" calcext:value-type="float">
            <text:p>324.7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3544" calcext:value-type="float">
            <text:p>324.7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488" calcext:value-type="float">
            <text:p>324.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7072" calcext:value-type="float">
            <text:p>324.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0976" calcext:value-type="float">
            <text:p>324.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3544" calcext:value-type="float">
            <text:p>324.7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1352" calcext:value-type="float">
            <text:p>324.7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1352" calcext:value-type="float">
            <text:p>324.7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44" calcext:value-type="float">
            <text:p>324.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0496" calcext:value-type="float">
            <text:p>324.7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2688" calcext:value-type="float">
            <text:p>324.7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85736" calcext:value-type="float">
            <text:p>324.7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44" calcext:value-type="float">
            <text:p>324.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8304" calcext:value-type="float">
            <text:p>324.7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0496" calcext:value-type="float">
            <text:p>324.7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0976" calcext:value-type="float">
            <text:p>324.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7072" calcext:value-type="float">
            <text:p>324.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97928" calcext:value-type="float">
            <text:p>324.7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804024" calcext:value-type="float">
            <text:p>324.8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44" calcext:value-type="float">
            <text:p>324.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2208" calcext:value-type="float">
            <text:p>324.7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8304" calcext:value-type="float">
            <text:p>324.7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27824" calcext:value-type="float">
            <text:p>324.7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6968" calcext:value-type="float">
            <text:p>324.7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6968" calcext:value-type="float">
            <text:p>324.7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392" calcext:value-type="float">
            <text:p>324.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916" calcext:value-type="float">
            <text:p>324.7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916" calcext:value-type="float">
            <text:p>324.7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392" calcext:value-type="float">
            <text:p>324.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882" calcext:value-type="float">
            <text:p>324.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0872" calcext:value-type="float">
            <text:p>324.7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0344" calcext:value-type="float">
            <text:p>324.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9056" calcext:value-type="float">
            <text:p>324.6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392" calcext:value-type="float">
            <text:p>324.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964" calcext:value-type="float">
            <text:p>324.7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5256" calcext:value-type="float">
            <text:p>324.7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15632" calcext:value-type="float">
            <text:p>324.7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21728" calcext:value-type="float">
            <text:p>324.7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6112" calcext:value-type="float">
            <text:p>324.7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5256" calcext:value-type="float">
            <text:p>324.7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0872" calcext:value-type="float">
            <text:p>324.7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916" calcext:value-type="float">
            <text:p>324.7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6592" calcext:value-type="float">
            <text:p>324.7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61352" calcext:value-type="float">
            <text:p>324.7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0016" calcext:value-type="float">
            <text:p>324.7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2208" calcext:value-type="float">
            <text:p>324.7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55256" calcext:value-type="float">
            <text:p>324.7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7964" calcext:value-type="float">
            <text:p>324.7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3064" calcext:value-type="float">
            <text:p>324.7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1624" calcext:value-type="float">
            <text:p>324.6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09536" calcext:value-type="float">
            <text:p>324.7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21728" calcext:value-type="float">
            <text:p>324.7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30872" calcext:value-type="float">
            <text:p>324.7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9912" calcext:value-type="float">
            <text:p>324.6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2" calcext:value-type="float">
            <text:p>324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1144" calcext:value-type="float">
            <text:p>324.6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248" calcext:value-type="float">
            <text:p>324.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2" calcext:value-type="float">
            <text:p>324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0288" calcext:value-type="float">
            <text:p>324.6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00392" calcext:value-type="float">
            <text:p>324.7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8096" calcext:value-type="float">
            <text:p>324.6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1144" calcext:value-type="float">
            <text:p>324.6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248" calcext:value-type="float">
            <text:p>324.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8576" calcext:value-type="float">
            <text:p>324.6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8472" calcext:value-type="float">
            <text:p>324.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8472" calcext:value-type="float">
            <text:p>324.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7136" calcext:value-type="float">
            <text:p>324.5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7136" calcext:value-type="float">
            <text:p>324.5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6176" calcext:value-type="float">
            <text:p>324.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6176" calcext:value-type="float">
            <text:p>324.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1416" calcext:value-type="float">
            <text:p>324.5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2376" calcext:value-type="float">
            <text:p>324.5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628" calcext:value-type="float">
            <text:p>324.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1896" calcext:value-type="float">
            <text:p>324.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1896" calcext:value-type="float">
            <text:p>324.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77888" calcext:value-type="float">
            <text:p>324.4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56552" calcext:value-type="float">
            <text:p>324.4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9704" calcext:value-type="float">
            <text:p>324.5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628" calcext:value-type="float">
            <text:p>324.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8472" calcext:value-type="float">
            <text:p>324.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6656" calcext:value-type="float">
            <text:p>324.5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0768" calcext:value-type="float">
            <text:p>324.6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9704" calcext:value-type="float">
            <text:p>324.5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9704" calcext:value-type="float">
            <text:p>324.5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1896" calcext:value-type="float">
            <text:p>324.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3608" calcext:value-type="float">
            <text:p>324.5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77888" calcext:value-type="float">
            <text:p>324.4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82104" calcext:value-type="float">
            <text:p>324.6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4672" calcext:value-type="float">
            <text:p>324.6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3816" calcext:value-type="float">
            <text:p>324.6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6864" calcext:value-type="float">
            <text:p>324.6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5528" calcext:value-type="float">
            <text:p>324.6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09536" calcext:value-type="float">
            <text:p>324.7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296" calcext:value-type="float">
            <text:p>324.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2752" calcext:value-type="float">
            <text:p>324.5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9328" calcext:value-type="float">
            <text:p>324.5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08368" calcext:value-type="float">
            <text:p>324.5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9704" calcext:value-type="float">
            <text:p>324.5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58" calcext:value-type="float">
            <text:p>324.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6176" calcext:value-type="float">
            <text:p>324.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1416" calcext:value-type="float">
            <text:p>324.5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8576" calcext:value-type="float">
            <text:p>324.6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8096" calcext:value-type="float">
            <text:p>324.6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9912" calcext:value-type="float">
            <text:p>324.6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6656" calcext:value-type="float">
            <text:p>324.5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9224" calcext:value-type="float">
            <text:p>324.4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5904" calcext:value-type="float">
            <text:p>324.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8096" calcext:value-type="float">
            <text:p>324.6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58" calcext:value-type="float">
            <text:p>324.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6176" calcext:value-type="float">
            <text:p>324.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7136" calcext:value-type="float">
            <text:p>324.5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8472" calcext:value-type="float">
            <text:p>324.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68744" calcext:value-type="float">
            <text:p>324.4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0184" calcext:value-type="float">
            <text:p>324.5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7136" calcext:value-type="float">
            <text:p>324.5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6008" calcext:value-type="float">
            <text:p>324.6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008" calcext:value-type="float">
            <text:p>324.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40728" calcext:value-type="float">
            <text:p>324.3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319392" calcext:value-type="float">
            <text:p>324.3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32168" calcext:value-type="float">
            <text:p>324.4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7484" calcext:value-type="float">
            <text:p>324.4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6864" calcext:value-type="float">
            <text:p>324.6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0768" calcext:value-type="float">
            <text:p>324.6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772" calcext:value-type="float">
            <text:p>324.6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5528" calcext:value-type="float">
            <text:p>324.6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9912" calcext:value-type="float">
            <text:p>324.6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8576" calcext:value-type="float">
            <text:p>324.6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0288" calcext:value-type="float">
            <text:p>324.6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1624" calcext:value-type="float">
            <text:p>324.6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8576" calcext:value-type="float">
            <text:p>324.6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1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97344" calcext:value-type="float">
            <text:p>324.6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12584" calcext:value-type="float">
            <text:p>324.7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4248" calcext:value-type="float">
            <text:p>324.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1144" calcext:value-type="float">
            <text:p>324.6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68744" calcext:value-type="float">
            <text:p>324.4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3336" calcext:value-type="float">
            <text:p>324.6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6864" calcext:value-type="float">
            <text:p>324.6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6008" calcext:value-type="float">
            <text:p>324.6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58" calcext:value-type="float">
            <text:p>324.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2" calcext:value-type="float">
            <text:p>324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76008" calcext:value-type="float">
            <text:p>324.6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5904" calcext:value-type="float">
            <text:p>324.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3128" calcext:value-type="float">
            <text:p>324.4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62648" calcext:value-type="float">
            <text:p>324.4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08368" calcext:value-type="float">
            <text:p>324.5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96176" calcext:value-type="float">
            <text:p>324.4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1624" calcext:value-type="float">
            <text:p>324.6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5904" calcext:value-type="float">
            <text:p>324.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80936" calcext:value-type="float">
            <text:p>324.4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1624" calcext:value-type="float">
            <text:p>324.6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3816" calcext:value-type="float">
            <text:p>324.6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8096" calcext:value-type="float">
            <text:p>324.6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628" calcext:value-type="float">
            <text:p>324.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724" calcext:value-type="float">
            <text:p>324.6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740016" calcext:value-type="float">
            <text:p>324.7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66864" calcext:value-type="float">
            <text:p>324.6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7992" calcext:value-type="float">
            <text:p>324.5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87032" calcext:value-type="float">
            <text:p>324.4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2056" calcext:value-type="float">
            <text:p>324.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5904" calcext:value-type="float">
            <text:p>324.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2376" calcext:value-type="float">
            <text:p>324.5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1144" calcext:value-type="float">
            <text:p>324.6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0288" calcext:value-type="float">
            <text:p>324.6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4192" calcext:value-type="float">
            <text:p>324.6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91248" calcext:value-type="float">
            <text:p>324.6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5772" calcext:value-type="float">
            <text:p>324.6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80936" calcext:value-type="float">
            <text:p>324.4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87032" calcext:value-type="float">
            <text:p>324.4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6384" calcext:value-type="float">
            <text:p>324.6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628" calcext:value-type="float">
            <text:p>324.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5424" calcext:value-type="float">
            <text:p>324.5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628" calcext:value-type="float">
            <text:p>324.5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21144" calcext:value-type="float">
            <text:p>324.6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1896" calcext:value-type="float">
            <text:p>324.5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17512" calcext:value-type="float">
            <text:p>324.5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4088" calcext:value-type="float">
            <text:p>324.5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2" calcext:value-type="float">
            <text:p>324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8472" calcext:value-type="float">
            <text:p>324.5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2752" calcext:value-type="float">
            <text:p>324.5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7136" calcext:value-type="float">
            <text:p>324.5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58" calcext:value-type="float">
            <text:p>324.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435216" calcext:value-type="float">
            <text:p>324.4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0532" calcext:value-type="float">
            <text:p>324.5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9432" calcext:value-type="float">
            <text:p>324.6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8848" calcext:value-type="float">
            <text:p>324.5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72376" calcext:value-type="float">
            <text:p>324.5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2856" calcext:value-type="float">
            <text:p>324.6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0288" calcext:value-type="float">
            <text:p>324.6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30288" calcext:value-type="float">
            <text:p>324.6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152" calcext:value-type="float">
            <text:p>324.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4568" calcext:value-type="float">
            <text:p>324.5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5104" calcext:value-type="float">
            <text:p>324.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358" calcext:value-type="float">
            <text:p>324.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44944" calcext:value-type="float">
            <text:p>324.5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676" calcext:value-type="float">
            <text:p>324.5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5048" calcext:value-type="float">
            <text:p>324.6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9808" calcext:value-type="float">
            <text:p>324.5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63232" calcext:value-type="float">
            <text:p>324.5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87616" calcext:value-type="float">
            <text:p>324.5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18096" calcext:value-type="float">
            <text:p>324.6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608952" calcext:value-type="float">
            <text:p>324.6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3712" calcext:value-type="float">
            <text:p>324.5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4.590664" calcext:value-type="float">
            <text:p>324.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6.31888" calcext:value-type="float">
            <text:p>326.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401114132401</text:p>
          </table:table-cell>
          <table:table-cell office:value-type="string" calcext:value-type="string">
            <text:p>B-21-18 05DBD [GOLDEN VALLEY]</text:p>
          </table:table-cell>
          <table:table-cell office:value-type="string" calcext:value-type="string">
            <text:p>199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62952" calcext:value-type="float">
            <text:p>327.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36" meta:object-count="0"/>
    <meta:user-defined meta:name="AppVersion">3.0</meta:user-defined>
  </office:meta>
</office:document-meta>
</file>